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4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table table:name="vo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tag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GE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ātr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ium, main ro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ācron</text:p>
          </table:table-cell>
          <table:table-cell office:value-type="string" calcext:value-type="string">
            <text:p>altR+shift+3</text:p>
          </table:table-cell>
          <table:table-cell office:value-type="string" calcext:value-type="string">
            <text:p>altR+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in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chia</text:p>
          </table:table-cell>
          <table:table-cell office:value-type="string" calcext:value-type="string">
            <text:p>altR+shift+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rcun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rou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īn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lee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īl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oundrel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ō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ā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a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ēns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ti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st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jum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ri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nor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a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u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lin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dy, off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clīn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roo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c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e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ci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-girl, mai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entār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k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a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 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nsū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o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as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pp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ai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c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ch, be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agnificen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rcā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cha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u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ood, excell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o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ū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u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l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pon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p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ee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v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llo!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ā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wee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ll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s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is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t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ur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tisfi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ducated, skil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c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ok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heu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h dear! oh no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ro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ub, sti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ān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osely, care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i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t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g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guag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k, to atta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ctū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ctur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ai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bou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, chra, ch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nock, to bea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f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tu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ile, to la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no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er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, i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ū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u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n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l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u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as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id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x tabl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in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vince, to convi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t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il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ūr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w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fro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dg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x, d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terr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errifi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v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es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 bac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ca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way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, sig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n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liver, to hand o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re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bs, urb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e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ric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l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, uproa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urray!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ābu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, pl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d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ve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ng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m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y, mi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ōn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unt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u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o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s, 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dl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he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lau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r, e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ē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ie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s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misom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lf aslee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ex, se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d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at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w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x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f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x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minis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ove, to imp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vā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s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ō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ved, arouse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gument, dispu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i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droom, cub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u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c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s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ī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de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ithfu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ūr, fū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e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e dow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rge o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fāns, īnfa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inv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is wa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pp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t fre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-slave, freedma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lar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ell, to narra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i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hin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, unles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v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l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me time ag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e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mos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pa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hroug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k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en,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aim, to de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h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s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pens, 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na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eep, to sav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ō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o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s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onc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vercom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ilent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your, your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ā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, to wai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trong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hi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phitheatr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ā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e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ēnā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d, aren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e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uti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ur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uri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ange, to compos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bser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ī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m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wit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osi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er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ert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pē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p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reful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e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art, to le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āne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anis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l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pla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le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ass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erhap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diato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mpt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yesterda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ō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e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s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, craz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am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l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ndersta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d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e of st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c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i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p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l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īrā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traordinary, strang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x, noc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gh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wel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ī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c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vance, to proce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icular, prop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cu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co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lv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d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ūs, a, 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urbed, worri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ē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s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le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right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i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rv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w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b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o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 bye!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pel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at changes its sk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ali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iu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l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no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ogniz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tera, te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tonish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bold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ol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i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ki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ārius, 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-fighter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ē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elebr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rime, a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v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ī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iz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nec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ll u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e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ce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tr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, to unsheath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es, ē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ent, to bring fo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s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u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vo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ed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ghtly arm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 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rociou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ra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o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ūstr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v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 away, to fle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rious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īc, haec, hō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zi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wardly, laz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mī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nem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f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urd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a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gnific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s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release, sending aw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millō, n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villy armed gladi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t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f one's bi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unc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 fall aslee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ell, to snif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w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d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ē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um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e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alleng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gh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tiā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-fight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ti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 ba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ic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diculous, sil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ōm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ma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ft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guis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n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ā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ctac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len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plend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s, thei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st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ul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gitat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n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nting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u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n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ln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aest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ī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ep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er, gra, g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ck, il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odȳtē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ging roo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thl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hlet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gre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a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i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oit, discu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da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f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li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o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o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ly awa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oke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ear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ā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nks, obligatio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e, a, u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a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 on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iscov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era, e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e morning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s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cessiv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ff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are me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cu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ic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nna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, behin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eautifu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 bac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rmae, ā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h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g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g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 aw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īt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il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ī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ie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hite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er, architec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n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ū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o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h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arbaria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kee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ōvers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at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tro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gu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ch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ucky, 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ter, t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t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v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ū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it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itat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en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ze,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ē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, un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ti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dlar, street vend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, ea, 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e, she, 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b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ng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jor, 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g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ī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sban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i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tt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a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thetic, pitifu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losoph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losop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c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d, poo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ns, 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g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ēm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 next d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m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it, rewar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ȳramis, i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yram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, quam, quo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ē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c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stup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his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ī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yw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pl.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ī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riend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s, donke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l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b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didā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didat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, idio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si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 togeth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a, pl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ather, to mee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rust, to have faith i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i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o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es, i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īs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son hired to bribe elector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scap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r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ppor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v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avour, to give support to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s, g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mi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crip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ing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deceit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ūr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b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ster, tra, t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r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e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īculō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ang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mi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ō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ize, to gra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s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o tea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p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io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l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b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upport, to undertak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 mu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t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ice, tit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sing.)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ti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use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upi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, virī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GE 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tos, ō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pistu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am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ūstr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vain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s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as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mpl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l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und, lan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o, ae, 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wo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s, es, i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re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 table:number-rows-repeated="1048029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1_sor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3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t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 aw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ī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īt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ep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ū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u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l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minis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e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il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er, gra, g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ck, il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ove, to imp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no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ogniz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ric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tera, te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l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ī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riend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c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e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hi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phitheatr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ci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-girl, mai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ī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ie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n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odȳtē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ging roo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ā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e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hite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er, architec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n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ēnā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d, aren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entār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k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ū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o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s, donke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thl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hlet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tr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ium, main roo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tonish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h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bold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ol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a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l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vā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s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b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arbaria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l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u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i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ki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ārius, 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-fighter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in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e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didā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didat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as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, idio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kee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uti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ē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elebr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rime, a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id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 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ur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uri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x tabl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v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rcun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rou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ī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iz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, uproa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si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nec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ō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ved, arouse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ll u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ange, to compos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e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 togeth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gre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a, pl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bser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nsū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gument, dispu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tisfi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ōvers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at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ather, to mee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in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vince, to convi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o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t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il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rust, to have faith i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ī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i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droom, cub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īn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m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wit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ūr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u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ō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w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ce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tro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a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i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osi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er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ert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i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o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pē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p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tr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, to unsheath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es, ē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reful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e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art, to le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oit, discu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gu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es, i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īs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son hired to bribe elector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ch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ducated, skil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da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f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lee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o, ae, 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wo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fro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c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ok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ent, to bring fo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scap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heu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h dear! oh no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li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o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pistu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r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s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u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urray!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āne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anis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vo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o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ly awa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c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ed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ghtly arm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l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pla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 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ābu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, pl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s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ppor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v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avour, to give support to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le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ucky, 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rociou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ī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de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ithfu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īl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am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ass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erhap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ro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ra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oke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ter, t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t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o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ūstr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v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ūstr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vain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 away, to fle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ūr, fū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e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oundrel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ub, sti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s, g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mi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ear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diato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ā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nks, obligatio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rious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as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v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mpt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yesterda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īc, haec, hō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d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ō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e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ū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e dow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ān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zi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wardly, laz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e, a, u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a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it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itat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en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ze,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rge o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 on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fāns, īnfa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ē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, un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mī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nem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s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, craz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crip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ing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am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ti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dlar, street vend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l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ndersta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osely, care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f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urd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iscov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inv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a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, ea, 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e, she, 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is wa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dg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ve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ng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ō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pp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pp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d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e of st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i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t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ā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a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ai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c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ch, be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b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era, e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t fre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-slave, freedma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g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guag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c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ng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i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p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l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agnificen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gnific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jor, 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g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e morning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m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ī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sban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lar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i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tt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deceit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x, d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ēns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rcā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cha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y, mi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īrā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traordinary, strang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a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thetic, pitifu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s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release, sending aw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ōn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unt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u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millō, n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villy armed gladi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ūr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ell, to narra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s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t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f one's bi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o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i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hin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cessiv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, unles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b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ster, tra, t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x, noc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gh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u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v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unc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 fall aslee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ff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ell, to snif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l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me time ag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s, 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wel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ood, excell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r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e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w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dl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e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mos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laest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are me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pa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he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o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ū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d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hroug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cu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īculō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ang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terr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errifi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ē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ti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st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k, to atta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losoph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losop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ctū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ctur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ai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c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d, poo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k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lau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um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ns, 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g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ic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nna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bou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, behin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e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en,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ēm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 next d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aim, to de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m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it, rewar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ī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v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es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c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vance, to proce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mi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icular, prop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alleng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r, e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h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gh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, chra, ch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eautifu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nock, to bea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ȳramis, i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yram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f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, quam, quo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ē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ie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ō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ize, to gra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u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l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 bac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 bac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ca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pon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p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tiā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-fight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ti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 ba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tu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ē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c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ile, to la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ic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diculous, sil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s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ōm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ma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s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ft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jum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ee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v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llo!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guis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no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s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o tea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ri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p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cu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co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misom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lf aslee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way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n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ex, se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d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io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l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s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pens, 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na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eep, to sav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b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, sig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lv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d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ūs, a, 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urbed, worri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ō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o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s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ā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ctac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len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plend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onc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ē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nor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a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s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stup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upi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ā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wee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vercom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u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upport, to undertak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his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s, thei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er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, i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lin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dy, off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le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ilent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as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 mu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mpl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l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und, lan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right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n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at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rmae, ā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h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i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rv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t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ice, tit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g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g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liver, to hand o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s, es, i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re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clīn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roo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st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sing.)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w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ul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gitat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your, your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re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ī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yw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w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b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o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bs, urb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ti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use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x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f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ā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, to wai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trong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 bye!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n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nting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pel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at changes its sk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u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x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n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ll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, virī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s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is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t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ur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ali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pl.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ln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number-rows-repeated="1048013">
          <table:table-cell table:number-columns-repeated="1024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ol1.A485:vol1.C527">
          <table:sort>
            <table:sort-by table:field-number="0" table:data-type="automatic"/>
          </table:sort>
        </table:database-range>
        <table:database-range table:name="__Anonymous_Sheet_DB__1" table:target-range-address="vol1_sorted.A1:vol1_sorted.D5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6:48:43.482907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antas</meta:initial-creator>
    <meta:creation-date>2016-07-20T23:21:00.363374305</meta:creation-date>
    <meta:generator>LibreOffice/6.0.7.3$Linux_X86_64 LibreOffice_project/00m0$Build-3</meta:generator>
    <dc:date>2022-04-12T17:14:19.734752284</dc:date>
    <dc:creator>Daniel Dantas</dc:creator>
    <meta:editing-duration>P7DT8H23M36S</meta:editing-duration>
    <meta:editing-cycles>111</meta:editing-cycles>
    <meta:document-statistic meta:table-count="2" meta:cell-count="4273" meta:object-count="0"/>
  </office:meta>
</office:document-meta>
</file>